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Dashed_20__28_var_29_"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4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5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6" style:family="graphic" style:parent-style-name="objectwithoutfill">
      <style:graphic-properties draw:stroke="soli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2">
      <style:graphic-properties draw:stroke="none" draw:fill="none" draw:fill-color="#ffffff" draw:auto-grow-height="true" fo:min-height="1.123cm"/>
    </style:style>
    <style:style style:name="gr8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gr9" style:family="graphic" style:parent-style-name="objectwithoutfill">
      <style:graphic-properties draw:stroke="dash" draw:stroke-dash="Dashed_20__28_var_29_"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2cm" svg:stroke-color="#ff3300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1" style:family="graphic" style:parent-style-name="objectwithoutfill">
      <style:graphic-properties draw:stroke="dash" draw:stroke-dash="Dashed_20__28_var_29_" svg:stroke-width="0.1cm" svg:stroke-color="#ff33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3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4" style:family="graphic" style:parent-style-name="objectwithoutfill">
      <style:graphic-properties svg:stroke-width="0.1cm" draw:marker-start="Arrowheads_20_1" draw:marker-start-width="0.35cm" draw:marker-end="Arrowheads_20_1" draw:marker-end-width="0.45cm" draw:fill="none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gr16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7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8" style:family="graphic" style:parent-style-name="standard" style:list-style-name="L2">
      <style:graphic-properties draw:stroke="none" draw:fill="none" draw:fill-color="#ffffff" draw:auto-grow-height="true" fo:min-height="1.483cm"/>
    </style:style>
    <style:style style:name="gr19" style:family="graphic" style:parent-style-name="standard" style:list-style-name="L2">
      <style:graphic-properties draw:stroke="none" draw:fill="none" draw:fill-color="#ffffff" draw:auto-grow-height="true" fo:min-height="1.464cm"/>
    </style:style>
    <style:style style:name="gr20" style:family="graphic" style:parent-style-name="standard" style:list-style-name="L2">
      <style:graphic-properties draw:stroke="none" draw:fill="none" draw:fill-color="#ffffff" draw:auto-grow-height="true" fo:min-height="10.471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2">
      <style:graphic-properties draw:stroke="none" draw:fill="none" draw:fill-color="#ffffff" draw:auto-grow-height="true" fo:min-height="2.907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305cm" fo:text-align="center"/>
    </style:style>
    <style:style style:name="P3" style:family="paragraph">
      <style:paragraph-properties fo:margin-top="0cm" fo:margin-bottom="0.305cm" fo:text-align="center"/>
      <style:text-properties fo:color="#808080"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>
      <style:paragraph-properties fo:margin-top="0cm" fo:margin-bottom="0.305cm" fo:text-align="center"/>
      <style:text-properties style:font-name="CMU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5" style:family="paragraph">
      <style:paragraph-properties fo:margin-top="0cm" fo:margin-bottom="0.305cm"/>
    </style:style>
    <style:style style:name="P6" style:family="paragraph">
      <style:paragraph-properties fo:margin-top="0cm" fo:margin-bottom="0.305cm"/>
      <style:text-properties style:font-name="CMU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7" style:family="paragraph">
      <style:paragraph-properties fo:margin-top="0cm" fo:margin-bottom="0.305cm" fo:text-align="center"/>
      <style:text-properties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8" style:family="paragraph">
      <style:paragraph-properties fo:margin-top="0cm" fo:margin-bottom="0.305cm" fo:text-align="center"/>
      <style:text-properties fo:color="#ff3333" style:font-name="CMU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9" style:family="paragraph">
      <style:paragraph-properties fo:margin-top="0cm" fo:margin-bottom="0.305cm"/>
      <style:text-properties style:font-name="CMU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10" style:family="paragraph">
      <style:paragraph-properties fo:margin-top="0cm" fo:margin-bottom="0.305cm" fo:text-align="justify"/>
    </style:style>
    <style:style style:name="P11" style:family="paragraph">
      <style:paragraph-properties fo:margin-top="0cm" fo:margin-bottom="0.305cm" fo:text-align="justify"/>
      <style:text-properties style:font-name="CMU Seri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2" style:family="paragraph">
      <style:paragraph-properties fo:margin-top="0cm" fo:margin-bottom="0.305cm"/>
      <style:text-properties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fo:color="#808080"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style:font-name="CMU Seri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" style:family="text">
      <style:text-properties style:font-name="CMU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ff3333" style:font-name="CMU Seri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CMU Serif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style:font-name="CMU Seri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" style:family="text">
      <style:text-properties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281cm" svg:y1="6.713cm" svg:x2="13.281cm" svg:y2="16.993cm">
          <text:p/>
        </draw:line>
        <draw:line draw:style-name="gr2" draw:text-style-name="P1" draw:layer="layout" svg:x1="13.281cm" svg:y1="17.281cm" svg:x2="13.281cm" svg:y2="18.923cm">
          <text:p/>
        </draw:line>
        <draw:frame draw:style-name="gr3" draw:text-style-name="P3" draw:layer="layout" svg:width="10.248cm" svg:height="1.733cm" draw:transform="rotate (0.0544542726622231) translate (2.957cm 15.275cm)">
          <draw:text-box>
            <text:p text:style-name="P2"><text:span text:style-name="T1"><text:s text:c="19"/></text:span><text:span text:style-name="T1">8.9cm</text:span></text:p>
          </draw:text-box>
        </draw:frame>
        <draw:frame draw:style-name="gr4" draw:text-style-name="P3" draw:layer="layout" svg:width="10.248cm" svg:height="1.733cm" draw:transform="rotate (0.0544542726622231) translate (2.956cm 13.374cm)">
          <draw:text-box>
            <text:p text:style-name="P2"><text:span text:style-name="T1"><text:s text:c="19"/></text:span><text:span text:style-name="T1">9.0cm</text:span></text:p>
          </draw:text-box>
        </draw:frame>
        <draw:frame draw:style-name="gr5" draw:text-style-name="P3" draw:layer="layout" svg:width="10.248cm" svg:height="1.733cm" draw:transform="rotate (0.0544542726622231) translate (2.954cm 9.472cm)">
          <draw:text-box>
            <text:p text:style-name="P2"><text:span text:style-name="T1"><text:s text:c="19"/></text:span><text:span text:style-name="T1">9.1cm</text:span></text:p>
          </draw:text-box>
        </draw:frame>
        <draw:line draw:style-name="gr1" draw:text-style-name="P1" draw:layer="layout" svg:x1="2.981cm" svg:y1="6.713cm" svg:x2="2.981cm" svg:y2="16.993cm">
          <text:p/>
        </draw:line>
        <draw:line draw:style-name="gr6" draw:text-style-name="P1" draw:layer="layout" svg:x1="13.236cm" svg:y1="7.63cm" svg:x2="3.006cm" svg:y2="8.247cm">
          <text:p/>
        </draw:line>
        <draw:frame draw:style-name="gr7" draw:text-style-name="P4" draw:layer="layout" svg:width="6.559cm" svg:height="1.373cm" svg:x="-0.352cm" svg:y="5.445cm">
          <draw:text-box>
            <text:p text:style-name="P2"><text:span text:style-name="T2">Central node</text:span></text:p>
          </draw:text-box>
        </draw:frame>
        <draw:frame draw:style-name="gr8" draw:text-style-name="P6" draw:layer="layout" svg:width="4.167cm" svg:height="3.157cm" svg:x="11.776cm" svg:y="5.454cm">
          <draw:text-box>
            <text:p text:style-name="P5"><text:span text:style-name="T2">GNBot</text:span></text:p>
          </draw:text-box>
        </draw:frame>
        <draw:line draw:style-name="gr6" draw:text-style-name="P1" draw:layer="layout" svg:x1="13.237cm" svg:y1="11.84cm" svg:x2="3.007cm" svg:y2="12.457cm">
          <text:p/>
        </draw:line>
        <draw:line draw:style-name="gr6" draw:text-style-name="P1" draw:layer="layout" svg:x1="13.211cm" svg:y1="9.809cm" svg:x2="2.981cm" svg:y2="10.426cm">
          <text:p/>
        </draw:line>
        <draw:line draw:style-name="gr6" draw:text-style-name="P1" draw:layer="layout" svg:x1="13.286cm" svg:y1="13.698cm" svg:x2="3.056cm" svg:y2="14.315cm">
          <text:p/>
        </draw:line>
        <draw:line draw:style-name="gr9" draw:text-style-name="P1" draw:layer="layout" svg:x1="13.287cm" svg:y1="18.208cm" svg:x2="5.732cm" svg:y2="18.663cm">
          <text:p/>
        </draw:line>
        <draw:line draw:style-name="gr6" draw:text-style-name="P1" draw:layer="layout" svg:x1="13.261cm" svg:y1="15.577cm" svg:x2="3.031cm" svg:y2="16.194cm">
          <text:p/>
        </draw:line>
        <draw:line draw:style-name="gr10" draw:text-style-name="P1" draw:layer="layout" svg:x1="2.981cm" svg:y1="9.651cm" svg:x2="13.211cm" svg:y2="10.268cm">
          <text:p/>
        </draw:line>
        <draw:line draw:style-name="gr10" draw:text-style-name="P1" draw:layer="layout" svg:x1="2.982cm" svg:y1="13.661cm" svg:x2="13.212cm" svg:y2="14.278cm">
          <text:p/>
        </draw:line>
        <draw:line draw:style-name="gr11" draw:text-style-name="P1" draw:layer="layout" svg:x1="2.907cm" svg:y1="17.74cm" svg:x2="11.2cm" svg:y2="18.239cm">
          <text:p/>
        </draw:line>
        <draw:frame draw:style-name="gr12" draw:text-style-name="P7" draw:layer="layout" svg:width="10.248cm" svg:height="1.733cm" draw:transform="rotate (0.0544542726622231) translate (2.953cm 7.271cm)">
          <draw:text-box>
            <text:p text:style-name="P2"><text:span text:style-name="T3">Distance sensor: 9.4cm</text:span></text:p>
          </draw:text-box>
        </draw:frame>
        <draw:frame draw:style-name="gr13" draw:text-style-name="P8" draw:layer="layout" svg:width="9.137cm" svg:height="1.733cm" draw:transform="rotate (-0.0523598775598304) translate (3.566cm 8.635cm)">
          <draw:text-box>
            <text:p text:style-name="P2"><text:span text:style-name="T4">Stop motors <text:s text:c="18"/></text:span></text:p>
          </draw:text-box>
        </draw:frame>
        <draw:line draw:style-name="gr14" draw:text-style-name="P1" draw:layer="layout" svg:x1="13.74cm" svg:y1="7.68cm" svg:x2="13.74cm" svg:y2="9.867cm">
          <text:p/>
        </draw:line>
        <draw:frame draw:style-name="gr15" draw:text-style-name="P9" draw:layer="layout" svg:width="4.167cm" svg:height="3.157cm" svg:x="13.74cm" svg:y="8.107cm">
          <draw:text-box>
            <text:p text:style-name="P5"><text:span text:style-name="T5">Ts</text:span></text:p>
          </draw:text-box>
        </draw:frame>
        <draw:line draw:style-name="gr10" draw:text-style-name="P1" draw:layer="layout" svg:x1="3.007cm" svg:y1="15.44cm" svg:x2="13.237cm" svg:y2="16.057cm">
          <text:p/>
        </draw:line>
        <draw:frame draw:style-name="gr16" draw:text-style-name="P3" draw:layer="layout" svg:width="10.248cm" svg:height="1.733cm" draw:transform="rotate (0.0544542726622231) translate (2.955cm 11.473cm)">
          <draw:text-box>
            <text:p text:style-name="P2"><text:span text:style-name="T1"><text:s text:c="19"/></text:span><text:span text:style-name="T1">8.9cm</text:span></text:p>
          </draw:text-box>
        </draw:frame>
        <draw:frame draw:style-name="gr17" draw:text-style-name="P8" draw:layer="layout" svg:width="9.137cm" svg:height="1.733cm" draw:transform="rotate (-0.0523598775598304) translate (3.567cm 12.636cm)">
          <draw:text-box>
            <text:p text:style-name="P2"><text:span text:style-name="T4">Rotate 60⁰ <text:s text:c="20"/></text:span></text:p>
          </draw:text-box>
        </draw:frame>
        <draw:frame draw:style-name="gr18" draw:text-style-name="P8" draw:layer="layout" svg:width="9.137cm" svg:height="1.825cm" draw:transform="rotate (-0.0523598775598304) translate (3.568cm 14.437cm)">
          <draw:text-box>
            <text:p text:style-name="P2"><text:span text:style-name="T4">Move forward <text:s text:c="18"/></text:span></text:p>
          </draw:text-box>
        </draw:frame>
        <draw:line draw:style-name="gr2" draw:text-style-name="P1" draw:layer="layout" svg:x1="2.981cm" svg:y1="17.281cm" svg:x2="2.981cm" svg:y2="18.923cm">
          <text:p/>
        </draw:line>
        <draw:frame draw:style-name="gr19" draw:text-style-name="P6" draw:layer="layout" svg:width="4.167cm" svg:height="1.714cm" svg:x="7.544cm" svg:y="16.438cm">
          <draw:text-box>
            <text:p text:style-name="P5"><text:span text:style-name="T2">...</text:span></text:p>
          </draw:text-box>
        </draw:frame>
        <draw:frame draw:style-name="gr20" draw:text-style-name="P11" draw:layer="layout" svg:width="9.822cm" svg:height="11.545cm" svg:x="15.943cm" svg:y="6.4cm">
          <draw:text-box>
            <text:p text:style-name="P10"><text:span text:style-name="T6">The robots can be config-ured to stream all sensor data in real time, at a sample rate Ts that can be modified live.</text:span></text:p>
            <text:p text:style-name="P10"><text:span text:style-name="T6">A central computer pro-cesses the information and returns commands to each robot, in order to determine their behavi-or.</text:span></text:p>
          </draw:text-box>
        </draw:frame>
        <draw:line draw:style-name="gr21" draw:text-style-name="P1" draw:layer="layout" svg:x1="1.746cm" svg:y1="7.61cm" svg:x2="1.746cm" svg:y2="16.817cm">
          <text:p/>
        </draw:line>
        <draw:frame draw:style-name="gr22" draw:text-style-name="P12" draw:layer="layout" svg:width="4.167cm" svg:height="3.157cm" draw:transform="rotate (1.5707963267949) translate (0.718cm 13.203cm)">
          <draw:text-box>
            <text:p text:style-name="P5"><text:span text:style-name="T7">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836 110" svg:d="M0 0h278 278 280v36 36 38h-278-278-280v-36-3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Saura</meta:initial-creator>
    <meta:creation-date>2014-07-19T11:22:16.646227489</meta:creation-date>
    <dc:date>2014-07-19T14:23:05.605134238</dc:date>
    <dc:creator>Carlos Saura</dc:creator>
    <meta:editing-duration>P0D</meta:editing-duration>
    <meta:editing-cycles>3</meta:editing-cycles>
    <meta:generator>LibreOffice/4.2.4.2$Linux_X86_64 LibreOffice_project/420$Build-2</meta:generator>
    <meta:document-statistic meta:object-count="30"/>
  </office:meta>
</office:document-meta>
</file>